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roperties" style:family="table">
      <style:table-properties style:width="17cm" fo:margin-top="1cm" fo:margin-bottom="1cm" table:align="center" style:may-break-between-rows="false"/>
    </style:style>
    <style:style style:name="Properties.A" style:family="table-column">
      <style:table-column-properties style:column-width="8.5cm"/>
    </style:style>
    <style:style style:name="Properties.A1" style:family="table-cell">
      <style:table-cell-properties fo:background-color="transparent" fo:padding="0.097cm" fo:border="none">
        <style:background-image/>
      </style:table-cell-properties>
    </style:style>
    <style:style style:name="Properties.B1" style:family="table-cell">
      <style:table-cell-properties fo:padding="0.097cm" fo:border="none"/>
    </style:style>
    <style:style style:name="Properties.B3" style:family="table-cell" style:data-style-name="N37">
      <style:table-cell-properties fo:padding="0.097cm" fo:border="none"/>
    </style:style>
    <style:style style:name="Properties.B4" style:family="table-cell" style:data-style-name="N0">
      <style:table-cell-properties fo:padding="0.097cm" fo:border="none"/>
    </style:style>
    <style:style style:name="Changes" style:family="table">
      <style:table-properties style:width="17cm" style:rel-width="100%" table:align="center"/>
    </style:style>
    <style:style style:name="Changes.A" style:family="table-column">
      <style:table-column-properties style:column-width="2.499cm" style:rel-column-width="1417*"/>
    </style:style>
    <style:style style:name="Changes.B" style:family="table-column">
      <style:table-column-properties style:column-width="2.591cm" style:rel-column-width="1469*"/>
    </style:style>
    <style:style style:name="Changes.C" style:family="table-column">
      <style:table-column-properties style:column-width="2.637cm" style:rel-column-width="1495*"/>
    </style:style>
    <style:style style:name="Changes.D" style:family="table-column">
      <style:table-column-properties style:column-width="5.5cm" style:rel-column-width="3118*"/>
    </style:style>
    <style:style style:name="Changes.E" style:family="table-column">
      <style:table-column-properties style:column-width="3.773cm" style:rel-column-width="2139*"/>
    </style:style>
    <style:style style:name="Changes.1" style:family="table-row">
      <style:table-row-properties style:keep-together="false" fo:keep-together="always"/>
    </style:style>
    <style:style style:name="Change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Changes.E1" style:family="table-cell">
      <style:table-cell-properties fo:background-color="transparent" fo:padding="0.097cm" fo:border="0.002cm solid #000000">
        <style:background-image/>
      </style:table-cell-properties>
    </style:style>
    <style:style style:name="Changes.A2"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Changes.B2" style:family="table-cell">
      <style:table-cell-properties fo:background-color="transparent" fo:padding="0.097cm" fo:border-left="0.002cm solid #000000" fo:border-right="none" fo:border-top="none" fo:border-bottom="0.002cm solid #000000">
        <style:background-image/>
      </style:table-cell-properties>
    </style:style>
    <style:style style:name="Changes.C2" style:family="table-cell" style:data-style-name="N37">
      <style:table-cell-properties fo:background-color="transparent" fo:padding="0.097cm" fo:border-left="0.002cm solid #000000" fo:border-right="none" fo:border-top="none" fo:border-bottom="0.002cm solid #000000">
        <style:background-image/>
      </style:table-cell-properties>
    </style:style>
    <style:style style:name="Changes.E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7cm" table:align="margins"/>
    </style:style>
    <style:style style:name="Table12.A" style:family="table-column">
      <style:table-column-properties style:column-width="8.5cm" style:rel-column-width="32767*"/>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7cm" table:align="margins"/>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7cm" table:align="margins"/>
    </style:style>
    <style:style style:name="Table17.A" style:family="table-column">
      <style:table-column-properties style:column-width="8.5cm" style:rel-column-width="32767*"/>
    </style:style>
    <style:style style:name="Table17.B" style:family="table-column">
      <style:table-column-properties style:column-width="8.5cm" style:rel-column-width="3276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7cm" table:align="margins"/>
    </style:style>
    <style:style style:name="Table18.A" style:family="table-column">
      <style:table-column-properties style:column-width="8.5cm" style:rel-column-width="32767*"/>
    </style:style>
    <style:style style:name="Table18.B" style:family="table-column">
      <style:table-column-properties style:column-width="8.5cm" style:rel-column-width="32768*"/>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7cm" table:align="margins"/>
    </style:style>
    <style:style style:name="Table19.A" style:family="table-column">
      <style:table-column-properties style:column-width="8.5cm" style:rel-column-width="32767*"/>
    </style:style>
    <style:style style:name="Table19.B" style:family="table-column">
      <style:table-column-properties style:column-width="8.5cm" style:rel-column-width="32768*"/>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1" style:family="table">
      <style:table-properties style:width="17cm" table:align="margins"/>
    </style:style>
    <style:style style:name="Table21.A" style:family="table-column">
      <style:table-column-properties style:column-width="8.5cm" style:rel-column-width="32767*"/>
    </style:style>
    <style:style style:name="Table21.B" style:family="table-column">
      <style:table-column-properties style:column-width="8.5cm" style:rel-column-width="32768*"/>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7cm" table:align="margins"/>
    </style:style>
    <style:style style:name="Table22.A" style:family="table-column">
      <style:table-column-properties style:column-width="8.5cm" style:rel-column-width="32767*"/>
    </style:style>
    <style:style style:name="Table22.B" style:family="table-column">
      <style:table-column-properties style:column-width="8.5cm" style:rel-column-width="32768*"/>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text-properties style:text-underline-style="none"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tyle="italic" style:text-underline-style="none" style:font-style-asian="italic" style:font-style-complex="italic"/>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paragraph-properties fo:text-align="center" style:justify-single-word="false"/>
    </style:style>
    <style:style style:name="P8" style:family="paragraph" style:parent-style-name="Table_20_Heading">
      <style:paragraph-properties fo:text-align="center" style:justify-single-word="false"/>
    </style:style>
    <style:style style:name="P9" style:family="paragraph" style:parent-style-name="Table_20_Heading">
      <style:paragraph-properties fo:text-align="start" style:justify-single-word="false"/>
    </style:style>
    <style:style style:name="P10" style:family="paragraph" style:parent-style-name="Signature">
      <style:paragraph-properties fo:text-align="center" style:justify-single-word="false"/>
    </style:style>
    <style:style style:name="P11" style:family="paragraph" style:parent-style-name="Signature">
      <style:paragraph-properties fo:text-align="start" style:justify-single-word="false"/>
    </style:style>
    <style:style style:name="P12" style:family="paragraph" style:parent-style-name="Subtitle" style:master-page-name="First_20_Page">
      <style:paragraph-properties style:page-number="auto"/>
    </style:style>
    <style:style style:name="P13" style:family="paragraph" style:parent-style-name="Heading_20_1">
      <style:paragraph-properties fo:break-before="page"/>
    </style:style>
    <style:style style:name="P14" style:family="paragraph" style:parent-style-name="Contents_20_Heading">
      <style:paragraph-properties fo:break-before="page"/>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fr1" style:family="graphic" style:parent-style-name="Frame">
      <style:graphic-properties style:run-through="foreground" style:wrap="none" style:vertical-pos="top" style:vertical-rel="paragraph" style:horizontal-pos="center" style:horizontal-rel="paragraph" fo:background-color="transparent" style:background-transparency="100%" fo:padding="0.15cm" fo:border="0.002cm solid #666666" style:shadow="none">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variable-decls>
        <text:variable-decl office:value-type="string" text:name="Authors"/>
        <text:variable-decl office:value-type="string" text:name="ConfigurationRefrence"/>
        <text:variable-decl office:value-type="string" text:name="VersionNumber"/>
        <text:variable-decl office:value-type="string" text:name="DocumentStatu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he Software Development Life Cycle – Group Project</text:p>
      <text:p text:style-name="Title">Design specification</text:p>
      <table:table table:name="Properties" table:style-name="Properties">
        <table:table-column table:style-name="Properties.A" table:number-columns-repeated="2"/>
        <table:table-row>
          <table:table-cell table:style-name="Properties.A1" office:value-type="string">
            <text:p text:style-name="P6">Author(s)</text:p>
          </table:table-cell>
          <table:table-cell table:style-name="Properties.B1" office:value-type="string">
            <text:p text:style-name="Table_20_Contents">James Barnett, Nathan Hand</text:p>
          </table:table-cell>
        </table:table-row>
        <table:table-row>
          <table:table-cell table:style-name="Properties.A1" office:value-type="string">
            <text:p text:style-name="P6">Configuration Reference</text:p>
          </table:table-cell>
          <table:table-cell table:style-name="Properties.B1" office:value-type="string">
            <text:p text:style-name="Table_20_Contents">SE_07_DEL_03</text:p>
          </table:table-cell>
        </table:table-row>
        <table:table-row>
          <table:table-cell table:style-name="Properties.B1" office:value-type="string">
            <text:p text:style-name="P6">Last Updated</text:p>
          </table:table-cell>
          <table:table-cell table:style-name="Properties.B3" office:value-type="date" office:date-value="2012-12-06">
            <text:p text:style-name="Table_20_Contents">06/12/12</text:p>
          </table:table-cell>
        </table:table-row>
        <table:table-row>
          <table:table-cell table:style-name="Properties.B1" office:value-type="string">
            <text:p text:style-name="P6">Version Number</text:p>
          </table:table-cell>
          <table:table-cell table:style-name="Properties.B4" office:value-type="float" office:value="0.5">
            <text:p text:style-name="Table_20_Contents">0.5</text:p>
          </table:table-cell>
        </table:table-row>
        <table:table-row>
          <table:table-cell table:style-name="Properties.B1" office:value-type="string">
            <text:p text:style-name="P6">Document Status</text:p>
          </table:table-cell>
          <table:table-cell table:style-name="Properties.B1" office:value-type="string">
            <text:p text:style-name="Table_20_Contents">Early draft</text:p>
          </table:table-cell>
        </table:table-row>
      </table:table>
      <text:p text:style-name="P10"><draw:frame draw:style-name="fr1" draw:name="Frame1" text:anchor-type="paragraph" fo:min-width="8.5cm" style:rel-width="50%" draw:z-index="0"><draw:text-box fo:min-height="0.499cm"><text:p text:style-name="P11">Department of Computer Science</text:p><text:p text:style-name="P11">Aberystwyth University</text:p><text:p text:style-name="P11">Aberystwyth</text:p><text:p text:style-name="P11">Ceredigion</text:p><text:p text:style-name="P11">SY23 3DB</text:p><text:p text:style-name="P11"/><text:p text:style-name="P10">Copyright © Aberystwyth University 2012-13</text:p></draw:text-box></draw:frame></text:p>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4">Table of Contents</text:p>
          </text:index-title>
          <text:p text:style-name="P16"><text:a xlink:type="simple" xlink:href="#__RefHeading__262_1460911605" text:style-name="Index_20_Link" text:visited-style-name="Index_20_Link">1 INTRODUCTION<text:tab/>3</text:a></text:p>
          <text:p text:style-name="P15"><text:a xlink:type="simple" xlink:href="#__RefHeading__1413_1460911605" text:style-name="Index_20_Link" text:visited-style-name="Index_20_Link">1.1 Purpose of this document<text:tab/>3</text:a></text:p>
          <text:p text:style-name="P15"><text:a xlink:type="simple" xlink:href="#__RefHeading__1415_1460911605" text:style-name="Index_20_Link" text:visited-style-name="Index_20_Link">1.2 Scope<text:tab/>3</text:a></text:p>
          <text:p text:style-name="P15"><text:a xlink:type="simple" xlink:href="#__RefHeading__1417_1460911605" text:style-name="Index_20_Link" text:visited-style-name="Index_20_Link">1.3 Objectives<text:tab/>3</text:a></text:p>
          <text:p text:style-name="P16"><text:a xlink:type="simple" xlink:href="#__RefHeading__1419_1460911605" text:style-name="Index_20_Link" text:visited-style-name="Index_20_Link">2 DOCUMENT CONTENT<text:tab/>3</text:a></text:p>
          <text:p text:style-name="P16"><text:a xlink:type="simple" xlink:href="#__RefHeading__1633_1460911605" text:style-name="Index_20_Link" text:visited-style-name="Index_20_Link">3 REFERENCES<text:tab/>3</text:a></text:p>
          <text:p text:style-name="P16"><text:a xlink:type="simple" xlink:href="#__RefHeading__1423_1460911605" text:style-name="Index_20_Link" text:visited-style-name="Index_20_Link">4 DOCUMENT CHANGE HISTORY<text:tab/>3</text:a></text:p>
        </text:index-body>
      </text:table-of-content>
      <text:p text:style-name="P10"/>
      <text:h text:style-name="P13" text:outline-level="1"><text:bookmark-start text:name="__RefHeading__262_1460911605"/>INTRODUCTION<text:bookmark-end text:name="__RefHeading__262_1460911605"/></text:h>
      <text:h text:style-name="Heading_20_2" text:outline-level="2"><text:bookmark-start text:name="__RefHeading__1413_1460911605"/>Purpose of this document<text:bookmark-end text:name="__RefHeading__1413_1460911605"/></text:h>
      <text:p text:style-name="Standard">This purpose of this document is to describe the format of the design specifications for the application we are creating for our software engineering group project. This document describes the layout and structure of the design.</text:p>
      <text:h text:style-name="Heading_20_2" text:outline-level="2"><text:bookmark-start text:name="__RefHeading__1415_1460911605"/>Scope<text:bookmark-end text:name="__RefHeading__1415_1460911605"/></text:h>
      <text:p text:style-name="Text_20_body">This document includes the following sections Decomposition description, dependency description, interface description, detailed design. This document should be read by all group project members.</text:p>
      <text:h text:style-name="Heading_20_2" text:outline-level="2"><text:bookmark-start text:name="__RefHeading__1417_1460911605"/>Objectives<text:bookmark-end text:name="__RefHeading__1417_1460911605"/></text:h>
      <text:p text:style-name="Standard">The objective of this document is to help aid the production of a design specification that is a complete and accurate translation of the client's requirements into a description of the design elements necessary for the implementation phase.</text:p>
      <text:h text:style-name="Heading_20_1" text:outline-level="1"><text:bookmark-start text:name="__RefHeading__1419_1460911605"/>DOCUMENT CONTENT<text:bookmark-end text:name="__RefHeading__1419_1460911605"/></text:h>
      <text:p text:style-name="Standard"/>
      <text:p text:style-name="P4">Decomposition Description</text:p>
      <text:p text:style-name="P4"/>
      <text:p text:style-name="P4">Monster Mash Application</text:p>
      <text:p text:style-name="P4"/>
      <text:p text:style-name="P3">The Application to be created will create, manage and maintain an ongoing game called “Monster Mash”. The application will allow for multiple players to have “Monster farms” with various “Monsters” which allow for player to player interaction in the form of fighting, breeding &amp; trading.</text:p>
      <text:p text:style-name="P3"/>
      <text:p text:style-name="P3">The application will run in a web based environment using JSON to send off data and receive data from the application server. The application will also communicate with a select number of other servers running a similar application, the servers should be able to operate with each other as if it was interacting with its self. </text:p>
      <text:p text:style-name="Standard"/>
      <text:p text:style-name="P4">Monster Mash Significant Classes</text:p>
      <text:p text:style-name="P4"/>
      <text:p text:style-name="P4">The Player Class</text:p>
      <text:p text:style-name="Standard"/>
      <text:p text:style-name="Standard">The player class deals with getting our players friends, monsters, requests, offers etc all things that our player is going to do inside of the application will be handled by the player class. Other things that occur with the players variables will also take place such as crediting them with money for a transaction such as a fight or debit the player because they accepted a breed offer.</text:p>
      <text:p text:style-name="Standard"/>
      <text:p text:style-name="P4">The Monster Class</text:p>
      <text:p text:style-name="Standard"/>
      <text:p text:style-name="Standard">The monster class deals with our monster attributes, monsters have certain attributes such as strength, evasion, toughness etc. All of these attributes are determined by their age, so rather then storing this in our database we're going to generate our monsters attributes based on their age each time they have an interaction. Interactions will include things such as fighting, breeding etc. These interactions require another player and as such we want the most up to date data when we finally undertake our interaction. </text:p>
      <text:p text:style-name="P3"><text:soft-page-break/></text:p>
      <text:p text:style-name="P4">The DatabaseConnector Class</text:p>
      <text:p text:style-name="P4"/>
      <text:p text:style-name="P3">The DatabaseConnector Class initializes our connection to the database and has the functionality required for creating, updating and deleting our players in our database. When a player is deleted his monsters should also be deleted so that we can limit having large amounts of monsters that don't belong to any owner.</text:p>
      <text:p text:style-name="P3"/>
      <text:p text:style-name="P4">The Request Abstract Class </text:p>
      <text:p text:style-name="P4"/>
      <text:p text:style-name="P3">The request Abstract class will be extended by FriendRequest and FightRequest the class will contain methods for Accepting and rejecting requests and then the extended classes will build upon those for specific functionality.</text:p>
      <text:p text:style-name="P4"/>
      <text:p text:style-name="P4">The Offer Abstract Class</text:p>
      <text:p text:style-name="P4"/>
      <text:p text:style-name="P3">The Offer Abstract Class is to be extended by BreedOffer and TradeOffer the class will contain methods for making the offer, sending the correct player and monster references etc. The extended classes will build upon the methods for specific functionality. </text:p>
      <text:p text:style-name="Standard"/>
      <text:p text:style-name="P4">Monster Mash Package Descriptions:</text:p>
      <text:p text:style-name="P4"/>
      <text:p text:style-name="P4">aber.dcs.cs211.group07.data</text:p>
      <text:p text:style-name="P4"/>
      <text:p text:style-name="P3">The Data package includes classes such as Player, Monster, MonsterRefference, PlayerRefference and the interface reference. </text:p>
      <text:p text:style-name="P3"/>
      <text:p text:style-name="P3">This package contains the classes for the data that we're going to be working with, such as monsters having attributes which are useful and need to be known in fight request/ offers. The methods for getting our players monsters, friends, requests and offers etc.</text:p>
      <text:p text:style-name="P4"/>
      <text:p text:style-name="P4">aber.dcs.cs211.group07.data.offers</text:p>
      <text:p text:style-name="P4"/>
      <text:p text:style-name="P3">The Data.Offers package includes classes such as BreedOffer, TradeOffer &amp; the abstract class Offer.</text:p>
      <text:p text:style-name="P4"/>
      <text:p text:style-name="P3">This package will deal with the sending of offers and the various offers that we have available to us, this can be easily expanded from breed and trading offers.</text:p>
      <text:p text:style-name="P4"/>
      <text:p text:style-name="P4">aber.dcs.cs211.group07.data.requests</text:p>
      <text:p text:style-name="P4"/>
      <text:p text:style-name="P3">The Data.Requests package includes classes such as FriendRequest, FightRequest &amp; the abstract class Request. </text:p>
      <text:p text:style-name="P3"/>
      <text:p text:style-name="P3">This package will deal with the receiving/ sending of requests from other players these requests can be easily extended from friends and fight requests.</text:p>
      <text:p text:style-name="P4"/>
      <text:p text:style-name="P4">aber.dcs.cs211.group07.db</text:p>
      <text:p text:style-name="P4"/>
      <text:p text:style-name="P3">The DB package includes classes such as DatabaseConnector, MonsterTableConnector, PlayerTableConnector.</text:p>
      <text:p text:style-name="P3"/>
      <text:p text:style-name="P3">This package deals with the database interaction for the application, we have to create players, <text:soft-page-break/>monsters and store their data in the database all database interaction will be handled within this package. </text:p>
      <text:p text:style-name="P4"/>
      <text:p text:style-name="P4">aber.dcs.cs211.group07.tests</text:p>
      <text:p text:style-name="P2"/>
      <text:p text:style-name="P1">The Tests package includes classes for testing out data such as DataTests.</text:p>
      <text:p text:style-name="P1"/>
      <text:p text:style-name="P1">This package deals with the JUnit testing for our application, this will implement as many tests as practical from the test specification document to test our application, this will be especially useful throughout the project for monitoring progress of the application in a working state.</text:p>
      <text:p text:style-name="P1"/>
      <text:p text:style-name="P2">Monster Mash Application Requirements Mapping</text:p>
      <text:p text:style-name="P2"/>
      <text:p text:style-name="P1">The following table indicates the requirements that we meet and which classes meet those requirements.</text:p>
      <text:p text:style-name="P1"/>
      <table:table table:name="Table12" table:style-name="Table12">
        <table:table-column table:style-name="Table12.A" table:number-columns-repeated="2"/>
        <table:table-row>
          <table:table-cell table:style-name="Table12.A1" office:value-type="string">
            <text:p text:style-name="P6">Requirement</text:p>
          </table:table-cell>
          <table:table-cell table:style-name="Table12.B1" office:value-type="string">
            <text:p text:style-name="P6">Class providing requirement</text:p>
          </table:table-cell>
        </table:table-row>
        <table:table-row>
          <table:table-cell table:style-name="Table12.A2" office:value-type="string">
            <text:p text:style-name="Table_20_Contents">FR1</text:p>
          </table:table-cell>
          <table:table-cell table:style-name="Table12.B2" office:value-type="string">
            <text:p text:style-name="Table_20_Contents">Authentication?</text:p>
          </table:table-cell>
        </table:table-row>
        <table:table-row>
          <table:table-cell table:style-name="Table12.A2" office:value-type="string">
            <text:p text:style-name="Table_20_Contents">FR2</text:p>
          </table:table-cell>
          <table:table-cell table:style-name="Table12.B2" office:value-type="string">
            <text:p text:style-name="Table_20_Contents">PlayerClass,</text:p>
          </table:table-cell>
        </table:table-row>
        <table:table-row>
          <table:table-cell table:style-name="Table12.A2" office:value-type="string">
            <text:p text:style-name="Table_20_Contents">FR3</text:p>
          </table:table-cell>
          <table:table-cell table:style-name="Table12.B2" office:value-type="string">
            <text:p text:style-name="Table_20_Contents">PlayerClass</text:p>
          </table:table-cell>
        </table:table-row>
        <table:table-row>
          <table:table-cell table:style-name="Table12.A2" office:value-type="string">
            <text:p text:style-name="Table_20_Contents">FR4</text:p>
          </table:table-cell>
          <table:table-cell table:style-name="Table12.B2" office:value-type="string">
            <text:p text:style-name="Table_20_Contents">PlayerClass</text:p>
          </table:table-cell>
        </table:table-row>
        <table:table-row>
          <table:table-cell table:style-name="Table12.A2" office:value-type="string">
            <text:p text:style-name="Table_20_Contents">FR5</text:p>
          </table:table-cell>
          <table:table-cell table:style-name="Table12.B2" office:value-type="string">
            <text:p text:style-name="Table_20_Contents">Server-server comms?</text:p>
          </table:table-cell>
        </table:table-row>
        <table:table-row>
          <table:table-cell table:style-name="Table12.A2" office:value-type="string">
            <text:p text:style-name="Table_20_Contents">FR6</text:p>
          </table:table-cell>
          <table:table-cell table:style-name="Table12.B2" office:value-type="string">
            <text:p text:style-name="Table_20_Contents">Register, unregister, add frined etc?</text:p>
          </table:table-cell>
        </table:table-row>
        <table:table-row>
          <table:table-cell table:style-name="Table12.A2" office:value-type="string">
            <text:p text:style-name="Table_20_Contents">FR7</text:p>
          </table:table-cell>
          <table:table-cell table:style-name="Table12.B2" office:value-type="string">
            <text:p text:style-name="Table_20_Contents">Login?</text:p>
          </table:table-cell>
        </table:table-row>
        <table:table-row>
          <table:table-cell table:style-name="Table12.A2" office:value-type="string">
            <text:p text:style-name="Table_20_Contents">FR8</text:p>
          </table:table-cell>
          <table:table-cell table:style-name="Table12.B2" office:value-type="string">
            <text:p text:style-name="Table_20_Contents">Monster view?</text:p>
          </table:table-cell>
        </table:table-row>
        <table:table-row>
          <table:table-cell table:style-name="Table12.A2" office:value-type="string">
            <text:p text:style-name="Table_20_Contents">FR9</text:p>
          </table:table-cell>
          <table:table-cell table:style-name="Table12.B2" office:value-type="string">
            <text:p text:style-name="Table_20_Contents">RequestInterface, FriendRequestClass</text:p>
          </table:table-cell>
        </table:table-row>
        <table:table-row>
          <table:table-cell table:style-name="Table12.A2" office:value-type="string">
            <text:p text:style-name="Table_20_Contents">FR10</text:p>
          </table:table-cell>
          <table:table-cell table:style-name="Table12.B2" office:value-type="string">
            <text:p text:style-name="Table_20_Contents">RequestInterface, FightRequestClass</text:p>
          </table:table-cell>
        </table:table-row>
        <table:table-row>
          <table:table-cell table:style-name="Table12.A2" office:value-type="string">
            <text:p text:style-name="Table_20_Contents">FR11</text:p>
          </table:table-cell>
          <table:table-cell table:style-name="Table12.B2" office:value-type="string">
            <text:p text:style-name="Table_20_Contents">Rich list?</text:p>
          </table:table-cell>
        </table:table-row>
        <table:table-row>
          <table:table-cell table:style-name="Table12.A2" office:value-type="string">
            <text:p text:style-name="Table_20_Contents">PR1</text:p>
          </table:table-cell>
          <table:table-cell table:style-name="Table12.B2" office:value-type="string">
            <text:p text:style-name="Table_20_Contents">Response from user input? Don't include?</text:p>
          </table:table-cell>
        </table:table-row>
        <table:table-row>
          <table:table-cell table:style-name="Table12.A2" office:value-type="string">
            <text:p text:style-name="Table_20_Contents">PR2</text:p>
          </table:table-cell>
          <table:table-cell table:style-name="Table12.B2" office:value-type="string">
            <text:p text:style-name="Table_20_Contents">Don't include? Target for system?</text:p>
          </table:table-cell>
        </table:table-row>
        <table:table-row>
          <table:table-cell table:style-name="Table12.A2" office:value-type="string">
            <text:p text:style-name="Table_20_Contents">DC1 </text:p>
          </table:table-cell>
          <table:table-cell table:style-name="Table12.B2" office:value-type="string">
            <text:p text:style-name="Table_20_Contents">Use of Java Don't include?</text:p>
          </table:table-cell>
        </table:table-row>
        <table:table-row>
          <table:table-cell table:style-name="Table12.A2" office:value-type="string">
            <text:p text:style-name="Table_20_Contents">DC2 </text:p>
          </table:table-cell>
          <table:table-cell table:style-name="Table12.B2" office:value-type="string">
            <text:p text:style-name="Table_20_Contents">Re-use of existing software? Don't include?</text:p>
          </table:table-cell>
        </table:table-row>
      </table:table>
      <text:p text:style-name="P1"/>
      <text:p text:style-name="P4">Dependency Description</text:p>
      <text:p text:style-name="P4"/>
      <text:p text:style-name="P4">To be done by Dan S</text:p>
      <text:p text:style-name="P4"/>
      <text:p text:style-name="P4">Interface Description</text:p>
      <text:p text:style-name="P4"/>
      <text:p text:style-name="P4">To be done by Dan S</text:p>
      <text:p text:style-name="P4"/>
      <text:p text:style-name="P4">Detailed Design</text:p>
      <text:p text:style-name="Standard"/>
      <text:p text:style-name="Standard">We don't have any significant algorithms or data structures listed? Discuss. (potential for sequence diagrams)</text:p>
      <text:p text:style-name="Standard"/>
      <text:p text:style-name="Standard"><text:soft-page-break/></text:p>
      <text:p text:style-name="P4">James did this I don't even know if it's relevant:</text:p>
      <text:p text:style-name="Standard"/>
      <text:p text:style-name="P4">The Player Class</text:p>
      <text:p text:style-name="Standard"/>
      <text:p text:style-name="Standard">This class contains numerous variables as well as many methods and contains all the important data in regards to the players of the game. </text:p>
      <text:p text:style-name="Standard"/>
      <text:p text:style-name="P5">Variables</text:p>
      <text:p text:style-name="Standard"/>
      <table:table table:name="Table13" table:style-name="Table13">
        <table:table-column table:style-name="Table13.A"/>
        <table:table-column table:style-name="Table13.B"/>
        <table:table-row>
          <table:table-cell table:style-name="Table13.A1" office:value-type="string">
            <text:p text:style-name="Table_20_Contents">+ id: int</text:p>
          </table:table-cell>
          <table:table-cell table:style-name="Table13.B1" office:value-type="string">
            <text:p text:style-name="Table_20_Contents">The id variable is of type int. This will be an auto number that continuously counts up to avoid giving two or more players the same id.</text:p>
          </table:table-cell>
        </table:table-row>
        <table:table-row>
          <table:table-cell table:style-name="Table13.A2" office:value-type="string">
            <text:p text:style-name="Table_20_Contents">+ serverID: int</text:p>
          </table:table-cell>
          <table:table-cell table:style-name="Table13.B2" office:value-type="string">
            <text:p text:style-name="Table_20_Contents">The serverID variable will be of type int. This will be for the same reasons as above. This will with the correct validation stop servers of the same ID connecting with one another.</text:p>
          </table:table-cell>
        </table:table-row>
        <table:table-row>
          <table:table-cell table:style-name="Table13.A2" office:value-type="string">
            <text:p text:style-name="Table_20_Contents">+ email: String</text:p>
          </table:table-cell>
          <table:table-cell table:style-name="Table13.B2" office:value-type="string">
            <text:p text:style-name="Table_20_Contents">The email variable is of type String. This is because it needs to contain letters, numbers and symbols. To make sure that the correct email format is used validation will be implemented.</text:p>
          </table:table-cell>
        </table:table-row>
        <table:table-row>
          <table:table-cell table:style-name="Table13.A2" office:value-type="string">
            <text:p text:style-name="Table_20_Contents">+ password: String</text:p>
          </table:table-cell>
          <table:table-cell table:style-name="Table13.B2" office:value-type="string">
            <text:p text:style-name="Table_20_Contents">The password variable is of type String for the same reasons as above. Validation will also be run on this to make sure the password is secure.</text:p>
          </table:table-cell>
        </table:table-row>
        <table:table-row>
          <table:table-cell table:style-name="Table13.A2" office:value-type="string">
            <text:p text:style-name="Table_20_Contents">+ money: int</text:p>
          </table:table-cell>
          <table:table-cell table:style-name="Table13.B2" office:value-type="string">
            <text:p text:style-name="Table_20_Contents">The money variable will be of type int as it will be a numerical value.</text:p>
          </table:table-cell>
        </table:table-row>
      </table:table>
      <text:p text:style-name="Standard"/>
      <text:p text:style-name="P5">Methods</text:p>
      <text:p text:style-name="Standard"/>
      <table:table table:name="Table14" table:style-name="Table14">
        <table:table-column table:style-name="Table14.A"/>
        <table:table-column table:style-name="Table14.B"/>
        <table:table-row>
          <table:table-cell table:style-name="Table14.A1" office:value-type="string">
            <text:p text:style-name="Table_20_Contents">+ getFriends(): List &lt;Player&gt;</text:p>
          </table:table-cell>
          <table:table-cell table:style-name="Table14.B1" office:value-type="string">
            <text:p text:style-name="Table_20_Contents">This method will get friends by showing a list of other players. This will allow the user to view a list of other players in their friends list.</text:p>
          </table:table-cell>
        </table:table-row>
        <table:table-row>
          <table:table-cell table:style-name="Table14.A2" office:value-type="string">
            <text:p text:style-name="Table_20_Contents">+ getOffers(): List &lt;Offer&gt;</text:p>
          </table:table-cell>
          <table:table-cell table:style-name="Table14.B2" office:value-type="string">
            <text:p text:style-name="Table_20_Contents">This method will allow users to view a list of the current offers.</text:p>
          </table:table-cell>
        </table:table-row>
        <table:table-row>
          <table:table-cell table:style-name="Table14.A2" office:value-type="string">
            <text:p text:style-name="Table_20_Contents">+ getRequest(): List &lt;Requests&gt;</text:p>
          </table:table-cell>
          <table:table-cell table:style-name="Table14.B2" office:value-type="string">
            <text:p text:style-name="Table_20_Contents">This method will allow users to view a list of the current requests.</text:p>
          </table:table-cell>
        </table:table-row>
        <table:table-row>
          <table:table-cell table:style-name="Table14.A2" office:value-type="string">
            <text:p text:style-name="Table_20_Contents">+ getMonsters(): List &lt;Monster&gt;</text:p>
          </table:table-cell>
          <table:table-cell table:style-name="Table14.B2" office:value-type="string">
            <text:p text:style-name="Table_20_Contents">This method will allow the user to get monsters from a list of monsters and display them.</text:p>
          </table:table-cell>
        </table:table-row>
        <table:table-row>
          <table:table-cell table:style-name="Table14.A2" office:value-type="string">
            <text:p text:style-name="Table_20_Contents">+ debit (amount:int)</text:p>
          </table:table-cell>
          <table:table-cell table:style-name="Table14.B2" office:value-type="string">
            <text:p text:style-name="Table_20_Contents">This method will allow an amount to be debited from the account of the player. As the money variable is an int this variable has to be of the same type.</text:p>
          </table:table-cell>
        </table:table-row>
        <table:table-row>
          <table:table-cell table:style-name="Table14.A2" office:value-type="string">
            <text:p text:style-name="Table_20_Contents">+ credit (amount: int)</text:p>
          </table:table-cell>
          <table:table-cell table:style-name="Table14.B2" office:value-type="string">
            <text:p text:style-name="Table_20_Contents">This method will allow an amount to be credited to the account of the player. As the money variable is an int this variable has to be of the same type.</text:p>
          </table:table-cell>
        </table:table-row>
      </table:table>
      <text:p text:style-name="Standard"/>
      <text:p text:style-name="Standard"/>
      <text:p text:style-name="P4"><text:soft-page-break/>The Monster Class</text:p>
      <text:p text:style-name="Standard"/>
      <text:p text:style-name="Standard">This class contains numerous variables as well as many methods and contains all the important data in regards to the monsters of the game.</text:p>
      <text:p text:style-name="Standard"/>
      <text:p text:style-name="P5">Variables</text:p>
      <text:p text:style-name="Standard"/>
      <table:table table:name="Table15" table:style-name="Table15">
        <table:table-column table:style-name="Table15.A"/>
        <table:table-column table:style-name="Table15.B"/>
        <table:table-row>
          <table:table-cell table:style-name="Table15.A1" office:value-type="string">
            <text:p text:style-name="Table_20_Contents">+ owner: Player</text:p>
          </table:table-cell>
          <table:table-cell table:style-name="Table15.B1" office:value-type="string">
            <text:p text:style-name="Table_20_Contents">The owner variable allows the owner of a certain monster to be set. The owner will be of type Player.</text:p>
          </table:table-cell>
        </table:table-row>
        <table:table-row>
          <table:table-cell table:style-name="Table15.A2" office:value-type="string">
            <text:p text:style-name="Table_20_Contents">+ name: String</text:p>
          </table:table-cell>
          <table:table-cell table:style-name="Table15.B2" office:value-type="string">
            <text:p text:style-name="Table_20_Contents">The name variable allows the name of the monster to be set. </text:p>
          </table:table-cell>
        </table:table-row>
        <table:table-row>
          <table:table-cell table:style-name="Table15.A2" office:value-type="string">
            <text:p text:style-name="Table_20_Contents">+ birth: final Date</text:p>
          </table:table-cell>
          <table:table-cell table:style-name="Table15.B2" office:value-type="string">
            <text:p text:style-name="Table_20_Contents">The birth variable allows the date of the monsters birth to be set.</text:p>
          </table:table-cell>
        </table:table-row>
        <table:table-row>
          <table:table-cell table:style-name="Table15.A2" office:value-type="string">
            <text:p text:style-name="Table_20_Contents">+ gender: final bool</text:p>
          </table:table-cell>
          <table:table-cell table:style-name="Table15.B2" office:value-type="string">
            <text:p text:style-name="Table_20_Contents">The gender variable will be of type boolean. This will mean that the monster can be either male or female only.</text:p>
          </table:table-cell>
        </table:table-row>
        <table:table-row>
          <table:table-cell table:style-name="Table15.A2" office:value-type="string">
            <text:p text:style-name="Table_20_Contents">+ health_lost: int = 0</text:p>
            <text:p text:style-name="Table_20_Contents"><text:s/>AGE_RATE: Time</text:p>
          </table:table-cell>
          <table:table-cell table:style-name="Table15.B2" office:value-type="string">
            <text:p text:style-name="Table_20_Contents"/>
          </table:table-cell>
        </table:table-row>
      </table:table>
      <text:p text:style-name="Standard"/>
      <text:p text:style-name="P5">Methods</text:p>
      <text:p text:style-name="Standard"/>
      <table:table table:name="Table16" table:style-name="Table16">
        <table:table-column table:style-name="Table16.A"/>
        <table:table-column table:style-name="Table16.B"/>
        <table:table-row>
          <table:table-cell table:style-name="Table16.A1" office:value-type="string">
            <text:p text:style-name="Table_20_Contents">+ getHealth(): int</text:p>
          </table:table-cell>
          <table:table-cell table:style-name="Table16.B1" office:value-type="string">
            <text:p text:style-name="Table_20_Contents">This method will allow the health to be returned for the monster.</text:p>
          </table:table-cell>
        </table:table-row>
        <table:table-row>
          <table:table-cell table:style-name="Table16.A2" office:value-type="string">
            <text:p text:style-name="Table_20_Contents">+ getStrength(): int</text:p>
          </table:table-cell>
          <table:table-cell table:style-name="Table16.B2" office:value-type="string">
            <text:p text:style-name="Table_20_Contents">This method will allow the strength to be returned for the monster.</text:p>
          </table:table-cell>
        </table:table-row>
        <table:table-row>
          <table:table-cell table:style-name="Table16.A2" office:value-type="string">
            <text:p text:style-name="Table_20_Contents">+ getToughness(): int</text:p>
          </table:table-cell>
          <table:table-cell table:style-name="Table16.B2" office:value-type="string">
            <text:p text:style-name="Table_20_Contents">This method will allow the monsters toughness to be returned</text:p>
          </table:table-cell>
        </table:table-row>
        <table:table-row>
          <table:table-cell table:style-name="Table16.A2" office:value-type="string">
            <text:p text:style-name="Table_20_Contents">+ getEvasion(): int</text:p>
          </table:table-cell>
          <table:table-cell table:style-name="Table16.B2" office:value-type="string">
            <text:p text:style-name="Table_20_Contents">This method will allow the evasion skill of the monster to be returned.</text:p>
          </table:table-cell>
        </table:table-row>
        <table:table-row>
          <table:table-cell table:style-name="Table16.A2" office:value-type="string">
            <text:p text:style-name="Table_20_Contents">+ getAge(): Time</text:p>
          </table:table-cell>
          <table:table-cell table:style-name="Table16.B2" office:value-type="string">
            <text:p text:style-name="Table_20_Contents">This method will allow the age of the monster to be returned based on time in relation to the birth date.</text:p>
          </table:table-cell>
        </table:table-row>
      </table:table>
      <text:p text:style-name="Standard"/>
      <text:p text:style-name="Standard"/>
      <text:p text:style-name="Standard"/>
      <text:p text:style-name="P4">The Offer Class</text:p>
      <text:p text:style-name="Standard"/>
      <text:p text:style-name="Standard">This class contains numerous variables as well as many methods and contains all the important data in regards to the offers in the game.</text:p>
      <text:p text:style-name="Standard"/>
      <text:p text:style-name="P5">Variables</text:p>
      <text:p text:style-name="Standard"/>
      <table:table table:name="Table17" table:style-name="Table17">
        <table:table-column table:style-name="Table17.A"/>
        <table:table-column table:style-name="Table17.B"/>
        <table:table-row>
          <table:table-cell table:style-name="Table17.A1" office:value-type="string">
            <text:p text:style-name="Table_20_Contents">+ player: PlayerReference</text:p>
          </table:table-cell>
          <table:table-cell table:style-name="Table17.B1" office:value-type="string">
            <text:p text:style-name="Table_20_Contents"/>
          </table:table-cell>
        </table:table-row>
        <table:table-row>
          <table:table-cell table:style-name="Table17.A2" office:value-type="string">
            <text:p text:style-name="Table_20_Contents">+ monster: MonsterReference</text:p>
          </table:table-cell>
          <table:table-cell table:style-name="Table17.B2" office:value-type="string">
            <text:p text:style-name="Table_20_Contents"/>
          </table:table-cell>
        </table:table-row>
        <table:table-row>
          <table:table-cell table:style-name="Table17.A2" office:value-type="string">
            <text:p text:style-name="Table_20_Contents">+ cost: int</text:p>
          </table:table-cell>
          <table:table-cell table:style-name="Table17.B2" office:value-type="string">
            <text:p text:style-name="Table_20_Contents">This variable gets the cost based on the offer made.</text:p>
          </table:table-cell>
        </table:table-row>
      </table:table>
      <text:p text:style-name="Standard"><text:soft-page-break/></text:p>
      <text:p text:style-name="P5">Methods</text:p>
      <text:p text:style-name="Standard"/>
      <table:table table:name="Table18" table:style-name="Table18">
        <table:table-column table:style-name="Table18.A"/>
        <table:table-column table:style-name="Table18.B"/>
        <table:table-row>
          <table:table-cell table:style-name="Table18.A1" office:value-type="string">
            <text:p text:style-name="Table_20_Contents">+ getFromPlayer(): Player</text:p>
          </table:table-cell>
          <table:table-cell table:style-name="Table18.B1" office:value-type="string">
            <text:p text:style-name="Table_20_Contents">This method will allow a player to get a monster from another player in the game.</text:p>
          </table:table-cell>
        </table:table-row>
        <table:table-row>
          <table:table-cell table:style-name="Table18.A2" office:value-type="string">
            <text:p text:style-name="Table_20_Contents">+ accept(p:Player)</text:p>
          </table:table-cell>
          <table:table-cell table:style-name="Table18.B2" office:value-type="string">
            <text:p text:style-name="Table_20_Contents">This method will allow a player to accept an offer from another player in the game.</text:p>
          </table:table-cell>
        </table:table-row>
      </table:table>
      <text:p text:style-name="Standard"/>
      <text:p text:style-name="Standard"/>
      <text:p text:style-name="P4">The PlayerReference Class</text:p>
      <text:p text:style-name="Standard"/>
      <text:p text:style-name="Standard">This class contains one method.</text:p>
      <text:p text:style-name="Standard"/>
      <text:p text:style-name="P5">Methods</text:p>
      <text:p text:style-name="Standard"/>
      <table:table table:name="Table19" table:style-name="Table19">
        <table:table-column table:style-name="Table19.A"/>
        <table:table-column table:style-name="Table19.B"/>
        <table:table-row>
          <table:table-cell table:style-name="Table19.A1" office:value-type="string">
            <text:p text:style-name="Table_20_Contents">+ get(): Player</text:p>
          </table:table-cell>
          <table:table-cell table:style-name="Table19.B1" office:value-type="string">
            <text:p text:style-name="Table_20_Contents">This method will allow a player to be gotten from elsewhere in the game by the server.</text:p>
            <text:p text:style-name="Table_20_Contents">(i.e. this class is called in both the Offer and Request classes numerous times.</text:p>
          </table:table-cell>
        </table:table-row>
      </table:table>
      <text:p text:style-name="Standard"/>
      <text:p text:style-name="P4">The MonsterReference Class</text:p>
      <text:p text:style-name="Standard"/>
      <text:p text:style-name="Standard">This class contains one method.</text:p>
      <text:p text:style-name="Standard"/>
      <text:p text:style-name="P5">Methods</text:p>
      <text:p text:style-name="Standard"/>
      <table:table table:name="Table20" table:style-name="Table20">
        <table:table-column table:style-name="Table20.A"/>
        <table:table-column table:style-name="Table20.B"/>
        <table:table-row>
          <table:table-cell table:style-name="Table20.A1" office:value-type="string">
            <text:p text:style-name="Table_20_Contents">+ get(): Monster</text:p>
          </table:table-cell>
          <table:table-cell table:style-name="Table20.B1" office:value-type="string">
            <text:p text:style-name="Table_20_Contents">This method will allow a monster to be gotten from elsewhere in the game by the server.</text:p>
            <text:p text:style-name="Table_20_Contents">(i.e. this class is called in both the Offer and Request classe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P4">The Request Class</text:p>
      <text:p text:style-name="Standard"/>
      <text:p text:style-name="Standard">This class contains numerous variables as well as many methods and contains all the important data in regards to the requests that can be made in the game.</text:p>
      <text:p text:style-name="Standard"/>
      <text:p text:style-name="P5">Variables</text:p>
      <text:p text:style-name="Standard"/>
      <table:table table:name="Table21" table:style-name="Table21">
        <table:table-column table:style-name="Table21.A"/>
        <table:table-column table:style-name="Table21.B"/>
        <table:table-row>
          <table:table-cell table:style-name="Table21.A1" office:value-type="string">
            <text:p text:style-name="Table_20_Contents">+ fromPlayer: PlayerReference</text:p>
          </table:table-cell>
          <table:table-cell table:style-name="Table21.B1" office:value-type="string">
            <text:p text:style-name="Table_20_Contents"/>
          </table:table-cell>
        </table:table-row>
        <table:table-row>
          <table:table-cell table:style-name="Table21.A2" office:value-type="string">
            <text:p text:style-name="Table_20_Contents">+ toPlayer: PlayerReference</text:p>
          </table:table-cell>
          <table:table-cell table:style-name="Table21.B2" office:value-type="string">
            <text:p text:style-name="Table_20_Contents"/>
          </table:table-cell>
        </table:table-row>
      </table:table>
      <text:p text:style-name="Standard"/>
      <text:p text:style-name="P5">Methods</text:p>
      <text:p text:style-name="Standard"/>
      <table:table table:name="Table22" table:style-name="Table22">
        <table:table-column table:style-name="Table22.A"/>
        <table:table-column table:style-name="Table22.B"/>
        <text:soft-page-break/>
        <table:table-row>
          <table:table-cell table:style-name="Table22.A1" office:value-type="string">
            <text:p text:style-name="Table_20_Contents">+ accept()</text:p>
          </table:table-cell>
          <table:table-cell table:style-name="Table22.B1" office:value-type="string">
            <text:p text:style-name="Table_20_Contents">This method will allow a player to accept a request.</text:p>
          </table:table-cell>
        </table:table-row>
        <table:table-row>
          <table:table-cell table:style-name="Table22.A2" office:value-type="string">
            <text:p text:style-name="Table_20_Contents">+ reject()</text:p>
          </table:table-cell>
          <table:table-cell table:style-name="Table22.B2" office:value-type="string">
            <text:p text:style-name="Table_20_Contents">This method will allow a player to reject a request.</text:p>
          </table:table-cell>
        </table:table-row>
      </table:table>
      <text:p text:style-name="Standard"/>
      <text:bibliography text:style-name="Sect1" text:protected="true" text:name="Bibliography1">
        <text:bibliography-source>
          <text:index-title-template text:style-name="Heading_20_1">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h text:style-name="Heading_20_1" text:outline-level="1">REFERENCES</text:h>
          </text:index-title>
        </text:index-body>
      </text:bibliography>
      <text:p text:style-name="Text_20_body">This section is an automatic bibliography.</text:p>
      <text:h text:style-name="Heading_20_1" text:outline-level="1"><text:bookmark-start text:name="__RefHeading__1423_1460911605"/>DOCUMENT CHANGE HISTORY<text:bookmark-end text:name="__RefHeading__1423_1460911605"/></text:h>
      <table:table table:name="Changes" table:style-name="Changes">
        <table:table-column table:style-name="Changes.A"/>
        <table:table-column table:style-name="Changes.B"/>
        <table:table-column table:style-name="Changes.C"/>
        <table:table-column table:style-name="Changes.D"/>
        <table:table-column table:style-name="Changes.E"/>
        <table:table-header-rows>
          <table:table-row table:style-name="Changes.1">
            <table:table-cell table:style-name="Changes.A1" office:value-type="string">
              <text:p text:style-name="P8">Version</text:p>
            </table:table-cell>
            <table:table-cell table:style-name="Changes.A1" office:value-type="string">
              <text:p text:style-name="P8">CCF No.</text:p>
            </table:table-cell>
            <table:table-cell table:style-name="Changes.A1" office:value-type="string">
              <text:p text:style-name="P8">Date</text:p>
            </table:table-cell>
            <table:table-cell table:style-name="Changes.A1" office:value-type="string">
              <text:p text:style-name="P9">Sections changed</text:p>
            </table:table-cell>
            <table:table-cell table:style-name="Changes.E1" office:value-type="string">
              <text:p text:style-name="P9">Changed by</text:p>
            </table:table-cell>
          </table:table-row>
        </table:table-header-rows>
        <table:table-row table:style-name="Changes.1">
          <table:table-cell table:style-name="Changes.A2" office:value-type="float" office:value="0.1">
            <text:p text:style-name="P7">0.1</text:p>
          </table:table-cell>
          <table:table-cell table:style-name="Changes.B2" office:value-type="string">
            <text:p text:style-name="P7">N/A</text:p>
          </table:table-cell>
          <table:table-cell table:style-name="Changes.C2" office:value-type="date" office:date-value="2012-11-19">
            <text:p text:style-name="P7">19/11/12</text:p>
          </table:table-cell>
          <table:table-cell table:style-name="Changes.B2" office:value-type="string">
            <text:p text:style-name="Table_20_Contents">Initial file creation and introduction</text:p>
          </table:table-cell>
          <table:table-cell table:style-name="Changes.E2" office:value-type="string">
            <text:p text:style-name="Table_20_Contents">James Barnett</text:p>
          </table:table-cell>
        </table:table-row>
        <table:table-row table:style-name="Changes.1">
          <table:table-cell table:style-name="Changes.A2" office:value-type="float" office:value="0.2">
            <text:p text:style-name="P7">0.2</text:p>
          </table:table-cell>
          <table:table-cell table:style-name="Changes.B2" office:value-type="string">
            <text:p text:style-name="P7">N/A</text:p>
          </table:table-cell>
          <table:table-cell table:style-name="Changes.C2" office:value-type="date" office:date-value="2012-12-04">
            <text:p text:style-name="P7">04/12/12</text:p>
          </table:table-cell>
          <table:table-cell table:style-name="Changes.B2" office:value-type="string">
            <text:p text:style-name="Table_20_Contents">Class descriptions</text:p>
          </table:table-cell>
          <table:table-cell table:style-name="Changes.E2" office:value-type="string">
            <text:p text:style-name="Table_20_Contents">James Barnett</text:p>
          </table:table-cell>
        </table:table-row>
        <table:table-row table:style-name="Changes.1">
          <table:table-cell table:style-name="Changes.A2" office:value-type="float" office:value="0.3">
            <text:p text:style-name="P7">0.3</text:p>
          </table:table-cell>
          <table:table-cell table:style-name="Changes.B2" office:value-type="string">
            <text:p text:style-name="P7">N/A</text:p>
          </table:table-cell>
          <table:table-cell table:style-name="Changes.C2" office:value-type="date" office:date-value="2012-12-04">
            <text:p text:style-name="P7">04/12/12</text:p>
          </table:table-cell>
          <table:table-cell table:style-name="Changes.B2" office:value-type="string">
            <text:p text:style-name="Table_20_Contents">Updated class descriptions andadded package descriptions.</text:p>
          </table:table-cell>
          <table:table-cell table:style-name="Changes.E2" office:value-type="string">
            <text:p text:style-name="Table_20_Contents">Nathan Hand</text:p>
          </table:table-cell>
        </table:table-row>
        <table:table-row table:style-name="Changes.1">
          <table:table-cell table:style-name="Changes.A2" office:value-type="float" office:value="0.4">
            <text:p text:style-name="P7">0.4</text:p>
          </table:table-cell>
          <table:table-cell table:style-name="Changes.B2" office:value-type="string">
            <text:p text:style-name="P7">N/A</text:p>
          </table:table-cell>
          <table:table-cell table:style-name="Changes.C2" office:value-type="date" office:date-value="2012-12-05">
            <text:p text:style-name="P7">05/12/12</text:p>
          </table:table-cell>
          <table:table-cell table:style-name="Changes.B2" office:value-type="string">
            <text:p text:style-name="Table_20_Contents">Update class and package descriptions, added requirements table.</text:p>
          </table:table-cell>
          <table:table-cell table:style-name="Changes.E2" office:value-type="string">
            <text:p text:style-name="Table_20_Contents">Nathan Hand</text:p>
          </table:table-cell>
        </table:table-row>
        <table:table-row table:style-name="Changes.1">
          <table:table-cell table:style-name="Changes.A2" office:value-type="float" office:value="0.5">
            <text:p text:style-name="P7">0.5</text:p>
          </table:table-cell>
          <table:table-cell table:style-name="Changes.B2" office:value-type="string">
            <text:p text:style-name="P7">N/A</text:p>
          </table:table-cell>
          <table:table-cell table:style-name="Changes.C2" office:value-type="date" office:date-value="2012-12-06">
            <text:p text:style-name="P7">06/12/12</text:p>
          </table:table-cell>
          <table:table-cell table:style-name="Changes.B2" office:value-type="string">
            <text:p text:style-name="Table_20_Contents">Updated all the content and Merged content with template document.</text:p>
          </table:table-cell>
          <table:table-cell table:style-name="Changes.E2" office:value-type="string">
            <text:p text:style-name="Table_20_Contents">Nathan Hand</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9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drop-cap/>
        <style:background-image/>
      </style:paragraph-properties>
      <style:text-properties fo:font-size="120%" fo:text-shadow="1pt 1pt"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15%" fo:font-style="normal" fo:font-weight="bold" style:font-size-asian="14pt" style:font-style-asian="italic" style:font-weight-asian="bold" style:font-size-complex="14pt" style:font-style-complex="italic"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2T12:39:30.63</meta:creation-date>
    <dc:date>2012-12-06T17:51:15.29</dc:date>
    <meta:editing-duration>PT6H47M31S</meta:editing-duration>
    <meta:editing-cycles>148</meta:editing-cycles>
    <meta:generator>OpenOffice.org/3.4.1$Win32 OpenOffice.org_project/341m1$Build-9593</meta:generator>
    <meta:document-statistic meta:table-count="13" meta:image-count="0" meta:object-count="0" meta:page-count="9" meta:paragraph-count="223" meta:word-count="1793" meta:character-count="11012"/>
  </office:meta>
</office:document-meta>
</file>